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0c2e" officeooo:paragraph-rsid="00140c2e"/>
    </style:style>
    <style:style style:name="P2" style:family="paragraph" style:parent-style-name="Standard">
      <style:paragraph-properties fo:text-align="start" style:justify-single-word="false"/>
      <style:text-properties officeooo:rsid="00140c2e" officeooo:paragraph-rsid="00140c2e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40c2e" officeooo:paragraph-rsid="00140c2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1c1fd9"/>
    </style:style>
    <style:style style:name="P5" style:family="paragraph" style:parent-style-name="Standard">
      <style:paragraph-properties fo:text-align="start" style:justify-single-word="false"/>
      <style:text-properties officeooo:rsid="001513d3" officeooo:paragraph-rsid="00156eb8"/>
    </style:style>
    <style:style style:name="P6" style:family="paragraph" style:parent-style-name="Standard">
      <style:paragraph-properties fo:text-align="start" style:justify-single-word="false"/>
      <style:text-properties fo:color="#ff0000" loext:opacity="100%" fo:font-size="14pt" style:text-underline-style="solid" style:text-underline-width="auto" style:text-underline-color="font-color" fo:font-weight="bold" officeooo:rsid="00140c2e" officeooo:paragraph-rsid="00140c2e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175c89" officeooo:paragraph-rsid="00175c89"/>
    </style:style>
    <style:style style:name="P8" style:family="paragraph" style:parent-style-name="Standard">
      <style:paragraph-properties fo:text-align="start" style:justify-single-word="false"/>
      <style:text-properties officeooo:rsid="001a94c2" officeooo:paragraph-rsid="001a94c2"/>
    </style:style>
    <style:style style:name="P9" style:family="paragraph" style:parent-style-name="Standard">
      <style:paragraph-properties fo:text-align="start" style:justify-single-word="false"/>
      <style:text-properties officeooo:rsid="001c1fd9" officeooo:paragraph-rsid="001c1fd9"/>
    </style:style>
    <style:style style:name="P10" style:family="paragraph" style:parent-style-name="Standard">
      <style:paragraph-properties fo:text-align="start" style:justify-single-word="false"/>
      <style:text-properties officeooo:rsid="001d8c0b" officeooo:paragraph-rsid="001d8c0b"/>
    </style:style>
    <style:style style:name="P11" style:family="paragraph" style:parent-style-name="Standard">
      <style:paragraph-properties fo:text-align="start" style:justify-single-word="false"/>
      <style:text-properties fo:color="#ff0000" loext:opacity="100%" fo:font-size="14pt" style:text-underline-style="none" fo:font-weight="normal" officeooo:rsid="001513d3" officeooo:paragraph-rsid="00156eb8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1a94c2" officeooo:paragraph-rsid="001a94c2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175c89" officeooo:paragraph-rsid="00156eb8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1c1fd9" officeooo:paragraph-rsid="001c1fd9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1d8c0b" officeooo:paragraph-rsid="001d8c0b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rsid="00140c2e" officeooo:paragraph-rsid="00140c2e"/>
    </style:style>
    <style:style style:name="P17" style:family="paragraph" style:parent-style-name="Standard">
      <style:paragraph-properties fo:text-align="start" style:justify-single-word="false"/>
      <style:text-properties officeooo:rsid="00140c2e" officeooo:paragraph-rsid="0022e121"/>
    </style:style>
    <style:style style:name="P18" style:family="paragraph" style:parent-style-name="Standard">
      <style:paragraph-properties fo:text-align="start" style:justify-single-word="false"/>
      <style:text-properties officeooo:paragraph-rsid="0022e12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20f6" style:font-weight-asian="bold" style:font-weight-complex="bold"/>
    </style:style>
    <style:style style:name="T3" style:family="text">
      <style:text-properties fo:font-weight="bold" officeooo:rsid="00140c2e" style:font-weight-asian="bold" style:font-weight-complex="bold"/>
    </style:style>
    <style:style style:name="T4" style:family="text">
      <style:text-properties fo:color="#ff0000" loext:opacity="100%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ff0000" loext:opacity="100%" style:text-underline-style="solid" style:text-underline-width="auto" style:text-underline-color="font-color" fo:font-weight="bold" officeooo:rsid="0022e121" style:font-weight-asian="bold" style:font-weight-complex="bold"/>
    </style:style>
    <style:style style:name="T6" style:family="text">
      <style:text-properties fo:color="#ff0000" loext:opacity="100%" style:text-underline-style="solid" style:text-underline-width="auto" style:text-underline-color="font-color" fo:font-weight="bold" officeooo:rsid="00140c2e" style:font-weight-asian="bold" style:font-weight-complex="bold"/>
    </style:style>
    <style:style style:name="T7" style:family="text">
      <style:text-properties fo:color="#ff0000" loext:opacity="100%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8" style:family="text">
      <style:text-properties fo:color="#ff0000" loext:opacity="100%" fo:font-size="14pt" style:text-underline-style="none" fo:font-weight="normal" style:font-size-asian="14pt" style:font-weight-asian="normal" style:font-size-complex="14pt" style:font-weight-complex="normal"/>
    </style:style>
    <style:style style:name="T9" style:family="text">
      <style:text-properties fo:color="#ff0000" loext:opacity="100%" style:text-underline-style="none" fo:font-weight="bold" officeooo:rsid="00140c2e" style:font-weight-asian="bold" style:font-weight-complex="bold"/>
    </style:style>
    <style:style style:name="T10" style:family="text">
      <style:text-properties fo:color="#ff0000" loext:opacity="100%" style:text-underline-style="none" fo:font-weight="bold" officeooo:rsid="0022e121" style:font-weight-asian="bold" style:font-weight-complex="bold"/>
    </style:style>
    <style:style style:name="T11" style:family="text">
      <style:text-properties fo:color="#ff0000" loext:opacity="100%" style:text-underline-style="none" fo:font-weight="normal" officeooo:rsid="00140c2e" style:font-weight-asian="normal" style:font-weight-complex="normal"/>
    </style:style>
    <style:style style:name="T12" style:family="text">
      <style:text-properties fo:color="#ff0000" loext:opacity="100%" style:text-underline-style="none" fo:font-weight="normal" officeooo:rsid="0022e121" style:font-weight-asian="normal" style:font-weight-complex="normal"/>
    </style:style>
    <style:style style:name="T13" style:family="text">
      <style:text-properties fo:color="#000000" loext:opacity="100%" fo:font-size="14pt" style:text-underline-style="none" fo:font-weight="normal" style:font-size-asian="14pt" style:font-weight-asian="normal" style:font-size-complex="14pt" style:font-weight-complex="normal"/>
    </style:style>
    <style:style style:name="T14" style:family="text">
      <style:text-properties fo:color="#000000" loext:opacity="100%" fo:font-size="14pt" style:text-underline-style="none" fo:font-weight="normal" officeooo:rsid="00175c89" style:font-size-asian="14pt" style:font-weight-asian="normal" style:font-size-complex="14pt" style:font-weight-complex="normal"/>
    </style:style>
    <style:style style:name="T15" style:family="text">
      <style:text-properties fo:color="#000000" loext:opacity="100%" fo:font-size="14pt" style:text-underline-style="none" fo:font-weight="normal" officeooo:rsid="00196ff9" style:font-size-asian="14pt" style:font-weight-asian="normal" style:font-size-complex="14pt" style:font-weight-complex="normal"/>
    </style:style>
    <style:style style:name="T16" style:family="text">
      <style:text-properties fo:color="#000000" loext:opacity="100%" fo:font-size="14pt" style:text-underline-style="none" fo:font-weight="normal" officeooo:rsid="001c1fd9" style:font-size-asian="14pt" style:font-weight-asian="normal" style:font-size-complex="14pt" style:font-weight-complex="normal"/>
    </style:style>
    <style:style style:name="T17" style:family="text">
      <style:text-properties fo:color="#000000" loext:opacity="100%" fo:font-size="14pt" style:text-underline-style="none" fo:font-weight="normal" officeooo:rsid="001d8c0b" style:font-size-asian="14pt" style:font-weight-asian="normal" style:font-size-complex="14pt" style:font-weight-complex="normal"/>
    </style:style>
    <style:style style:name="T18" style:family="text">
      <style:text-properties fo:color="#000000" loext:opacity="100%" fo:font-size="14pt" style:text-underline-style="none" fo:font-weight="normal" officeooo:rsid="001ed98c" style:font-size-asian="14pt" style:font-weight-asian="normal" style:font-size-complex="14pt" style:font-weight-complex="normal"/>
    </style:style>
    <style:style style:name="T19" style:family="text">
      <style:text-properties fo:color="#000000" loext:opacity="100%" fo:font-size="14pt" style:text-underline-style="none" fo:font-weight="normal" officeooo:rsid="001f369f" style:font-size-asian="14pt" style:font-weight-asian="normal" style:font-size-complex="14pt" style:font-weight-complex="normal"/>
    </style:style>
    <style:style style:name="T20" style:family="text">
      <style:text-properties fo:color="#000000" loext:opacity="100%" fo:font-size="14pt" style:text-underline-style="none" fo:font-weight="normal" officeooo:rsid="002120f6" style:font-size-asian="14pt" style:font-weight-asian="normal" style:font-size-complex="14pt" style:font-weight-complex="normal"/>
    </style:style>
    <style:style style:name="T21" style:family="text">
      <style:text-properties fo:color="#000000" loext:opacity="100%" style:text-underline-style="none" fo:font-weight="normal" officeooo:rsid="00140c2e" style:font-weight-asian="normal" style:font-weight-complex="normal"/>
    </style:style>
    <style:style style:name="T22" style:family="text">
      <style:text-properties fo:color="#000000" loext:opacity="100%" style:text-underline-style="none" fo:font-weight="normal" officeooo:rsid="0022e121" style:font-weight-asian="normal" style:font-weight-complex="normal"/>
    </style:style>
    <style:style style:name="T23" style:family="text">
      <style:text-properties officeooo:rsid="001f369f"/>
    </style:style>
    <style:style style:name="T24" style:family="text">
      <style:text-properties officeooo:rsid="002120f6"/>
    </style:style>
    <style:style style:name="T25" style:family="text">
      <style:text-properties officeooo:rsid="00140c2e"/>
    </style:style>
    <style:style style:name="T26" style:family="text">
      <style:text-properties officeooo:rsid="0022e1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ercícios AEDs II</text:p>
      <text:p text:style-name="P3"/>
      <text:p text:style-name="P1">Alessandra Diamantino de Oliveira Costa</text:p>
      <text:p text:style-name="P1"/>
      <text:p text:style-name="P1"/>
      <text:p text:style-name="P6">1 - </text:p>
      <text:p text:style-name="P2"><text:span text:style-name="T1">#include&lt;stdio.h&gt;<text:line-break/>#include&lt;string.h&gt;<text:line-break/>#define max 999<text:line-break/><text:line-break/>struct{<text:line-break/> <text:s text:c="3"/>char nome[50];<text:line-break/>}typedef Palavra;<text:line-break/><text:line-break/>void InsertionSort(Palavra *a, int n){<text:line-break/> <text:s text:c="3"/>int <text:s/>i, j = 0;<text:line-break/> <text:s text:c="3"/>Palavra aux;<text:line-break/> <text:s text:c="3"/>for(i = 1; i &lt; n; i++){<text:line-break/> <text:s text:c="5"/>for(j = 0; j &lt; i; j++){<text:line-break/> <text:s text:c="10"/>if(strcmp(a[i].nome, a[j].nome) &lt; 0){<text:line-break/> <text:s text:c="5"/><text:tab/> <text:s text:c="3"/>aux = a[i];<text:line-break/> <text:s text:c="5"/><text:tab/> <text:s text:c="3"/>a[i] = a[j];<text:line-break/> <text:s text:c="5"/><text:tab/> <text:s text:c="3"/>a[j] = aux;<text:line-break/> <text:s text:c="7"/>}<text:line-break/> <text:s text:c="5"/>} <text:s text:c="2"/><text:line-break/> <text:s text:c="3"/>}<text:line-break/>}<text:line-break/>int main(){<text:line-break/> <text:s text:c="3"/>Palavra nome[max];<text:line-break/> <text:s text:c="3"/>int i;<text:line-break/> <text:s text:c="3"/>int n;<text:line-break/> <text:s text:c="3"/>printf("Quantas palavras vc quer add? ");<text:line-break/> <text:s text:c="3"/>scanf("%d",&amp;n);<text:line-break/> <text:s text:c="3"/>for(i = 0; i &lt; n;i++){<text:line-break/> <text:s text:c="8"/>scanf("%s",nome[i].nome);<text:line-break/> <text:s text:c="3"/>}<text:line-break/> <text:s text:c="7"/>InsertionSort(nome,n);<text:line-break/> <text:s text:c="3"/>for(i = 0; i &lt; n; i++){<text:line-break/> <text:s text:c="7"/>printf("%s ",nome[i].nome);<text:line-break/> <text:s text:c="3"/>}<text:line-break/>}</text:span><text:line-break/> <text:s text:c="3"/></text:p>
      <text:p text:style-name="P17"><text:span text:style-name="T4">2 - </text:span></text:p>
      <text:p text:style-name="P18"><text:span text:style-name="T21">É possível melhorar o método Bubble Sort da seguinte forma: </text:span><text:span text:style-name="T22">quando não se tem mais comparações a fazer é só encerrar, aí ele não verifica o vetor já ordenado novamente.</text:span></text:p>
      <text:p text:style-name="P18"><text:span text:style-name="T25"><text:line-break/></text:span><text:span text:style-name="T3">#include &lt;stdio.h&gt;</text:span></text:p>
      <text:p text:style-name="P2"><text:span text:style-name="T1">#include&lt;stdlib.h&gt;</text:span></text:p>
      <text:p text:style-name="P2"><text:span text:style-name="T1">void BubbleSort(int *v, int n){</text:span></text:p>
      <text:p text:style-name="P2"><text:span text:style-name="T1"><text:s text:c="4"/>void print(int *v){</text:span></text:p>
      <text:p text:style-name="P2"><text:span text:style-name="T1"><text:s text:c="4"/>int i;</text:span></text:p>
      <text:p text:style-name="P2"><text:span text:style-name="T1"><text:s text:c="4"/>for(i=0; i&lt;n; i++){</text:span></text:p>
      <text:p text:style-name="P2"><text:soft-page-break/><text:span text:style-name="T1"><text:s text:c="8"/>printf("%d ", v[i]);</text:span></text:p>
      <text:p text:style-name="P2"><text:span text:style-name="T1"><text:s text:c="4"/>}</text:span></text:p>
      <text:p text:style-name="P2"><text:span text:style-name="T1"><text:s text:c="4"/>}</text:span></text:p>
      <text:p text:style-name="P2"><text:span text:style-name="T1">int continua, aux, fim = n, i, t = 0, c = 0;</text:span></text:p>
      <text:p text:style-name="P2"><text:span text:style-name="T1">do{</text:span></text:p>
      <text:p text:style-name="P2"><text:span text:style-name="T1"><text:s text:c="4"/>continua = 0;</text:span></text:p>
      <text:p text:style-name="P2"><text:span text:style-name="T1"><text:s text:c="4"/>for(i = 0;i &lt; fim - 1; i++){</text:span></text:p>
      <text:p text:style-name="P2"><text:span text:style-name="T1"><text:s text:c="12"/>c++;</text:span></text:p>
      <text:p text:style-name="P2"><text:span text:style-name="T1"><text:s text:c="8"/>if(v[i] &gt; v[i+1]){</text:span></text:p>
      <text:p text:style-name="P2"><text:span text:style-name="T1"><text:s text:c="12"/>aux = v[i];</text:span></text:p>
      <text:p text:style-name="P2"><text:span text:style-name="T1"><text:s text:c="12"/>v[i] = v[i+1];</text:span></text:p>
      <text:p text:style-name="P2"><text:span text:style-name="T1"><text:s text:c="12"/>v[i+1] = aux;</text:span></text:p>
      <text:p text:style-name="P2"><text:span text:style-name="T1"><text:s text:c="12"/>continua = i;</text:span></text:p>
      <text:p text:style-name="P2"><text:span text:style-name="T1"><text:s text:c="12"/>t++;</text:span></text:p>
      <text:p text:style-name="P2"><text:span text:style-name="T1"><text:s text:c="8"/>}</text:span></text:p>
      <text:p text:style-name="P2"><text:span text:style-name="T1"><text:s text:c="4"/>}</text:span></text:p>
      <text:p text:style-name="P2"><text:span text:style-name="T1"><text:s text:c="4"/>fim--;</text:span></text:p>
      <text:p text:style-name="P2"><text:span text:style-name="T1">}while(continua != 0);</text:span></text:p>
      <text:p text:style-name="P2"><text:span text:style-name="T1"><text:s text:c="4"/>printf("\n %d comparacoes", c);</text:span></text:p>
      <text:p text:style-name="P2"><text:span text:style-name="T1"><text:s text:c="4"/>printf("\n %d trocas", t);</text:span></text:p>
      <text:p text:style-name="P2"><text:span text:style-name="T1">}</text:span></text:p>
      <text:p text:style-name="P2"><text:span text:style-name="T1">int main(){</text:span></text:p>
      <text:p text:style-name="P2"><text:span text:style-name="T1"><text:s text:c="4"/>int v[6] = {2,4,6,8,10,12}; // </text:span><text:span text:style-name="T2">testando o primeiro vetor</text:span></text:p>
      <text:p text:style-name="P2"><text:span text:style-name="T1"><text:s text:c="4"/>int n = 6,i;</text:span></text:p>
      <text:p text:style-name="P2"><text:span text:style-name="T1"/></text:p>
      <text:p text:style-name="P2"><text:span text:style-name="T1"><text:s text:c="4"/>BubbleSort(v, n);</text:span></text:p>
      <text:p text:style-name="P2"><text:span text:style-name="T1"/></text:p>
      <text:p text:style-name="P2"><text:span text:style-name="T1">}</text:span></text:p>
      <text:p text:style-name="P5"><text:span text:style-name="T7">3 -</text:span><text:span text:style-name="T8"> </text:span></text:p>
      <text:p text:style-name="P11"/>
      <text:p text:style-name="P8"><text:span text:style-name="T14">s</text:span><text:span text:style-name="T13">1</text:span></text:p>
      <text:p text:style-name="P12">bubble: <text:span text:style-name="T23">5 </text:span>comparações e 0 trocas</text:p>
      <text:p text:style-name="P12">insertion: 15 comparações e 0 trocas</text:p>
      <text:p text:style-name="P12">seletion: 20 comparações e 0 trocas</text:p>
      <text:p text:style-name="P12"/>
      <text:p text:style-name="P12">s2</text:p>
      <text:p text:style-name="P12">bubble: <text:span text:style-name="T24">15</text:span> comparações e 15 trocas</text:p>
      <text:p text:style-name="P8"><text:span text:style-name="T13">insertion: </text:span><text:span text:style-name="T16">15 comparações e 15 trocas</text:span></text:p>
      <text:p text:style-name="P8"><text:span text:style-name="T13">seletion: </text:span><text:span text:style-name="T16">20 comparações e 0 trocas</text:span></text:p>
      <text:p text:style-name="P13"/>
      <text:p text:style-name="P9"><text:span text:style-name="T14">s</text:span><text:span text:style-name="T13">3 </text:span></text:p>
      <text:p text:style-name="P4"><text:span text:style-name="T16">bubble: </text:span><text:span text:style-name="T20">14</text:span><text:span text:style-name="T17"> comparações e </text:span><text:span text:style-name="T19">8</text:span><text:span text:style-name="T17"> trocas</text:span></text:p>
      <text:p text:style-name="P14">insertion: 15 comparações e 8 trocas </text:p>
      <text:p text:style-name="P14">seletion: 20 comparações e 6 trocas</text:p>
      <text:p text:style-name="P14"/>
      <text:p text:style-name="P14">s4</text:p>
      <text:p text:style-name="P9"><text:span text:style-name="T13">bubble: </text:span><text:span text:style-name="T20">66</text:span><text:span text:style-name="T13"> comparações e </text:span><text:span text:style-name="T17">36 </text:span><text:span text:style-name="T13">trocas</text:span></text:p>
      <text:p text:style-name="P14">insertion: 66 comparações e 36 trocas</text:p>
      <text:p text:style-name="P14">seletion: 77 comparações e 21 trocas</text:p>
      <text:p text:style-name="P14"><text:soft-page-break/>s5</text:p>
      <text:p text:style-name="P9"><text:span text:style-name="T13">bubble: </text:span><text:span text:style-name="T20">51</text:span><text:span text:style-name="T17"> <text:s/>comparações e 21 trocas</text:span></text:p>
      <text:p text:style-name="P14">insertion: 66 comparações e 21 trocas</text:p>
      <text:p text:style-name="P14">seletion: 77 comparações e 16 trocas</text:p>
      <text:p text:style-name="P14"/>
      <text:p text:style-name="P14">s6</text:p>
      <text:p text:style-name="P9"><text:span text:style-name="T13">bubble: </text:span><text:span text:style-name="T20">39</text:span><text:span text:style-name="T17"> comparações e 27 trocas</text:span></text:p>
      <text:p text:style-name="P14">insertion: 45 comparações e 27 trocas</text:p>
      <text:p text:style-name="P14">seletion: 54 comparações e 13 trocas</text:p>
      <text:p text:style-name="P14"/>
      <text:p text:style-name="P15">s7</text:p>
      <text:p text:style-name="P10"><text:span text:style-name="T13">bubble: </text:span><text:span text:style-name="T20">42</text:span><text:span text:style-name="T18"> comparações e </text:span><text:span text:style-name="T20">26</text:span><text:span text:style-name="T18"> trocas</text:span></text:p>
      <text:p text:style-name="P10"><text:span text:style-name="T13">insertion: 45 comparações e 2</text:span><text:span text:style-name="T18">6</text:span><text:span text:style-name="T13"> trocas</text:span></text:p>
      <text:p text:style-name="P10"><text:span text:style-name="T13">seletion: 54 comparações e 1</text:span><text:span text:style-name="T18">2 </text:span><text:span text:style-name="T13">trocas</text:span></text:p>
      <text:p text:style-name="P15"/>
      <text:p text:style-name="P7"><text:span text:style-name="T13">4 - </text:span><text:span text:style-name="T15">Os métodos estáveis são o Bubble Sort e o Insertion Sort, </text:span><text:span text:style-name="T18">pois fazem menos comparações, que são os If’s do código, e quanto menos if’s mais estável o código é</text:span><text:span text:style-name="T15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4T18:49:38.668000000</meta:creation-date>
    <dc:date>2020-09-28T13:52:39.931000000</dc:date>
    <meta:editing-duration>PT25M26S</meta:editing-duration>
    <meta:editing-cycles>4</meta:editing-cycles>
    <meta:generator>LibreOffice/7.0.1.2$Windows_X86_64 LibreOffice_project/7cbcfc562f6eb6708b5ff7d7397325de9e764452</meta:generator>
    <meta:document-statistic meta:table-count="0" meta:image-count="0" meta:object-count="0" meta:page-count="3" meta:paragraph-count="68" meta:word-count="394" meta:character-count="2473" meta:non-whitespace-character-count="1833"/>
  </office:meta>
</office:document-meta>
</file>